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6" style:family="graphic" style:parent-style-name="objectwithoutfill">
      <style:graphic-properties draw:fill="none" draw:fill-color="#dddddd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8" style:family="graphic" style:parent-style-name="objectwithoutfill">
      <style:graphic-properties draw:stroke="dash" draw:stroke-dash="_32__20_Dots_20_1_20_Dash" draw:fill="none" draw:fill-color="#ddddd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opacity="0%" draw:opacity-name="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opacity="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44cm" svg:height="1.361cm" svg:x="4.333cm" svg:y="16.032cm">
          <draw:text-box>
            <text:p><text:span text:style-name="T1">0.30”</text:span></text:p>
            <text:p><text:span text:style-name="T1">(7.6mm)</text:span></text:p>
          </draw:text-box>
        </draw:frame>
        <draw:custom-shape draw:style-name="gr2" draw:text-style-name="P2" draw:layer="layout" svg:width="6.604cm" svg:height="1.778cm" svg:x="4.318cm" svg:y="8.67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1.778cm" svg:x="4.319cm" svg:y="14.0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7.179cm" svg:x="4.318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1.524cm" svg:x="6.604cm" svg:y="11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7.366cm" svg:x="11.892cm" svg:y="8.678cm">
          <text:p/>
          <draw:enhanced-geometry svg:viewBox="0 0 21600 21600" draw:path-stretchpoint-x="10800" draw:path-stretchpoint-y="10800" draw:text-areas="?f3 ?f4 ?f5 ?f6" draw:type="round-rectangle" draw:modifiers="6566.0600098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24cm" svg:height="1.524cm" svg:x="12.146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12.147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5cm" svg:height="0.567cm" svg:x="4.318cm" svg:y="5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69cm" svg:height="0.562cm" svg:x="10.923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04cm" svg:height="0.608cm" svg:x="7.62cm" svg:y="3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646cm" svg:x="11.824cm" svg:y="3.8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508cm" svg:height="0.6cm" draw:transform="rotate (-3.14141812066459) translate (11.892cm 5.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762cm" svg:height="0.762cm" svg:x="9.49cm" svg:y="3.478cm">
          <text:p/>
          <draw:enhanced-geometry draw:glue-point-type="segments" draw:type="mso-spt100" draw:modifiers="-1.4116725298677 -174.4107570901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.57cm" svg:height="0.294cm" svg:x="12.092cm" svg:y="5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7cm" svg:height="0.294cm" svg:x="12.092cm" svg:y="4.17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211cm" svg:height="0.962cm" svg:x="16.51cm" svg:y="4.34cm">
          <draw:text-box>
            <text:p>Side view</text:p>
          </draw:text-box>
        </draw:frame>
        <draw:frame draw:style-name="gr1" draw:layer="layout" svg:width="3.956cm" svg:height="0.962cm" svg:x="16.764cm" svg:y="11.09cm">
          <draw:text-box>
            <text:p>Bottom view</text:p>
          </draw:text-box>
        </draw:frame>
        <draw:line draw:style-name="gr6" draw:text-style-name="P2" draw:layer="layout" svg:x1="3.81cm" svg:y1="8.636cm" svg:x2="2.032cm" svg:y2="8.636cm">
          <text:p/>
        </draw:line>
        <draw:line draw:style-name="gr6" draw:text-style-name="P2" draw:layer="layout" svg:x1="3.81cm" svg:y1="15.836cm" svg:x2="2.032cm" svg:y2="15.836cm">
          <text:p/>
        </draw:line>
        <draw:line draw:style-name="gr7" draw:text-style-name="P2" draw:layer="layout" svg:x1="2.794cm" svg:y1="10.922cm" svg:x2="2.794cm" svg:y2="8.636cm">
          <text:p/>
        </draw:line>
        <draw:frame draw:style-name="gr1" draw:text-style-name="P1" draw:layer="layout" svg:width="2.204cm" svg:height="1.361cm" svg:x="2.032cm" svg:y="11.43cm">
          <draw:text-box>
            <text:p><text:span text:style-name="T1">0.935”</text:span></text:p>
            <text:p><text:span text:style-name="T1">(24mm)</text:span></text:p>
          </draw:text-box>
        </draw:frame>
        <draw:line draw:style-name="gr7" draw:text-style-name="P2" draw:layer="layout" svg:x1="2.794cm" svg:y1="12.791cm" svg:x2="2.794cm" svg:y2="15.836cm">
          <text:p/>
        </draw:line>
        <draw:frame draw:style-name="gr1" draw:text-style-name="P1" draw:layer="layout" svg:width="1.929cm" svg:height="1.361cm" svg:x="7.032cm" svg:y="8.931cm">
          <draw:text-box>
            <text:p><text:span text:style-name="T1">0.20”</text:span></text:p>
            <text:p><text:span text:style-name="T1">(5mm)</text:span></text:p>
          </draw:text-box>
        </draw:frame>
        <draw:line draw:style-name="gr7" draw:text-style-name="P2" draw:layer="layout" svg:x1="7.874cm" svg:y1="11.176cm" svg:x2="7.874cm" svg:y2="10.456cm">
          <text:p/>
        </draw:line>
        <draw:line draw:style-name="gr7" draw:text-style-name="P2" draw:layer="layout" svg:x1="7.874cm" svg:y1="7.957cm" svg:x2="7.874cm" svg:y2="8.677cm">
          <text:p/>
        </draw:line>
        <draw:line draw:style-name="gr6" draw:text-style-name="P2" draw:layer="layout" svg:x1="4.318cm" svg:y1="8.528cm" svg:x2="4.318cm" svg:y2="7.258cm">
          <text:p/>
        </draw:line>
        <draw:line draw:style-name="gr6" draw:text-style-name="P2" draw:layer="layout" svg:x1="10.918cm" svg:y1="8.528cm" svg:x2="10.918cm" svg:y2="7.258cm">
          <text:p/>
        </draw:line>
        <draw:line draw:style-name="gr7" draw:text-style-name="P2" draw:layer="layout" svg:x1="7.952cm" svg:y1="7.666cm" svg:x2="10.918cm" svg:y2="7.666cm">
          <text:p/>
        </draw:line>
        <draw:frame draw:style-name="gr1" draw:text-style-name="P1" draw:layer="layout" svg:width="2.619cm" svg:height="1.361cm" svg:x="5.333cm" svg:y="6.732cm">
          <draw:text-box>
            <text:p><text:span text:style-name="T1">0.815”</text:span></text:p>
            <text:p><text:span text:style-name="T1">(20.7mm)</text:span></text:p>
          </draw:text-box>
        </draw:frame>
        <draw:line draw:style-name="gr7" draw:text-style-name="P2" draw:layer="layout" svg:x1="5.333cm" svg:y1="7.666cm" svg:x2="4.318cm" svg:y2="7.666cm">
          <text:p/>
        </draw:line>
        <draw:line draw:style-name="gr7" draw:text-style-name="P2" draw:layer="layout" svg:x1="3.302cm" svg:y1="16.764cm" svg:x2="4.318cm" svg:y2="16.764cm">
          <text:p/>
        </draw:line>
        <draw:line draw:style-name="gr7" draw:text-style-name="P2" draw:layer="layout" svg:x1="7.534cm" svg:y1="16.764cm" svg:x2="6.519cm" svg:y2="16.764cm">
          <text:p/>
        </draw:line>
        <draw:line draw:style-name="gr6" draw:text-style-name="P2" draw:layer="layout" svg:x1="4.318cm" svg:y1="17.328cm" svg:x2="4.318cm" svg:y2="16.058cm">
          <text:p/>
        </draw:line>
        <draw:line draw:style-name="gr6" draw:text-style-name="P2" draw:layer="layout" svg:x1="6.519cm" svg:y1="17.328cm" svg:x2="6.519cm" svg:y2="16.058cm">
          <text:p/>
        </draw:line>
        <draw:frame draw:style-name="gr1" draw:text-style-name="P3" draw:layer="layout" svg:width="26.567cm" svg:height="1.843cm" svg:x="0.786cm" svg:y="18.696cm">
          <draw:text-box>
            <text:p><text:span text:style-name="T2">The sensor “C” shape (White here) must be supported,</text:span></text:p>
            <text:p><text:span text:style-name="T2">but the (gray here) “T” shape must be free to bend downward, below the “C” shape.</text:span></text:p>
          </draw:text-box>
        </draw:frame>
        <draw:frame draw:style-name="gr1" draw:text-style-name="P4" draw:layer="layout" svg:width="9.193cm" svg:height="1.517cm" svg:x="2.286cm" svg:y="0.007cm">
          <draw:text-box>
            <text:p><text:span text:style-name="T3">The Load Sensor</text:span></text:p>
          </draw:text-box>
        </draw:frame>
        <draw:line draw:style-name="gr8" draw:text-style-name="P2" draw:layer="layout" svg:x1="13.97cm" svg:y1="8.382cm" svg:x2="13.97cm" svg:y2="5.842cm">
          <text:p/>
        </draw:line>
        <draw:line draw:style-name="gr8" draw:text-style-name="P2" draw:layer="layout" svg:x1="4.27cm" svg:y1="7.112cm" svg:x2="4.27cm" svg:y2="5.842cm">
          <text:p/>
        </draw:line>
        <draw:line draw:style-name="gr6" draw:text-style-name="P2" draw:layer="layout" svg:x1="16.11cm" svg:y1="4.536cm" svg:x2="14.332cm" svg:y2="4.536cm">
          <text:p/>
        </draw:line>
        <draw:line draw:style-name="gr6" draw:text-style-name="P2" draw:layer="layout" svg:x1="16.21cm" svg:y1="5.636cm" svg:x2="14.432cm" svg:y2="5.636cm">
          <text:p/>
        </draw:line>
        <draw:line draw:style-name="gr7" draw:text-style-name="P2" draw:layer="layout" svg:x1="15.24cm" svg:y1="6.858cm" svg:x2="15.24cm" svg:y2="5.588cm">
          <text:p/>
        </draw:line>
        <draw:frame draw:style-name="gr9" draw:text-style-name="P1" draw:layer="layout" svg:width="1.929cm" svg:height="1.361cm" svg:x="14.232cm" svg:y="4.43cm">
          <draw:text-box>
            <text:p><text:span text:style-name="T1">0.20”</text:span></text:p>
            <text:p><text:span text:style-name="T1">(5mm)</text:span></text:p>
          </draw:text-box>
        </draw:frame>
        <draw:line draw:style-name="gr7" draw:text-style-name="P2" draw:layer="layout" svg:x1="15.24cm" svg:y1="3.556cm" svg:x2="15.24cm" svg:y2="4.569cm">
          <text:p/>
        </draw:line>
        <draw:custom-shape draw:style-name="gr10" draw:text-style-name="P2" draw:layer="layout" svg:width="24.892cm" svg:height="1.27cm" svg:x="2.032cm" svg:y="2.032cm">
          <text:p text:style-name="P2">The top piece of plywood rests on the four load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2" draw:layer="layout" svg:width="6.604cm" svg:height="1.778cm" svg:x="5.319cm" svg:y="8.6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604cm" svg:height="1.778cm" svg:x="5.32cm" svg:y="14.0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286cm" svg:height="7.179cm" svg:x="5.319cm" svg:y="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3.637cm" svg:x="2.524cm" svg:y="10.443cm">
          <text:p/>
          <draw:enhanced-geometry svg:viewBox="0 0 21600 21600" draw:path-stretchpoint-x="10800" draw:path-stretchpoint-y="10800" draw:text-areas="?f3 ?f4 ?f5 ?f6" draw:type="round-rectangle" draw:modifiers="365.525383707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922cm" svg:y1="10.379cm" svg:x2="12.144cm" svg:y2="10.379cm">
          <text:p/>
        </draw:line>
        <draw:line draw:style-name="gr6" draw:text-style-name="P2" draw:layer="layout" svg:x1="13.922cm" svg:y1="14.079cm" svg:x2="12.144cm" svg:y2="14.079cm">
          <text:p/>
        </draw:line>
        <draw:line draw:style-name="gr7" draw:text-style-name="P2" draw:layer="layout" svg:x1="12.906cm" svg:y1="11.473cm" svg:x2="12.906cm" svg:y2="10.379cm">
          <text:p/>
        </draw:line>
        <draw:frame draw:style-name="gr1" draw:text-style-name="P1" draw:layer="layout" svg:width="2.204cm" svg:height="1.361cm" svg:x="12.144cm" svg:y="11.473cm">
          <draw:text-box>
            <text:p><text:span text:style-name="T1">0.55”</text:span></text:p>
            <text:p><text:span text:style-name="T1">(14mm)</text:span></text:p>
          </draw:text-box>
        </draw:frame>
        <draw:line draw:style-name="gr7" draw:text-style-name="P2" draw:layer="layout" svg:x1="12.906cm" svg:y1="12.834cm" svg:x2="12.906cm" svg:y2="13.97cm">
          <text:p/>
        </draw:line>
        <draw:line draw:style-name="gr6" draw:text-style-name="P2" draw:layer="layout" svg:x1="11.938cm" svg:y1="11.838cm" svg:x2="11.938cm" svg:y2="10.568cm">
          <text:p/>
        </draw:line>
        <draw:line draw:style-name="gr7" draw:text-style-name="P2" draw:layer="layout" svg:x1="10.18cm" svg:y1="11.22cm" svg:x2="11.923cm" svg:y2="11.22cm">
          <text:p/>
        </draw:line>
        <draw:frame draw:style-name="gr1" draw:text-style-name="P1" draw:layer="layout" svg:width="2.619cm" svg:height="1.361cm" svg:x="7.561cm" svg:y="10.586cm">
          <draw:text-box>
            <text:p><text:span text:style-name="T1">0.70”</text:span></text:p>
            <text:p><text:span text:style-name="T1">(17.8mm)</text:span></text:p>
          </draw:text-box>
        </draw:frame>
        <draw:line draw:style-name="gr7" draw:text-style-name="P2" draw:layer="layout" svg:x1="7.561cm" svg:y1="11.22cm" svg:x2="6.546cm" svg:y2="11.22cm">
          <text:p/>
        </draw:line>
        <draw:custom-shape draw:style-name="gr13" draw:text-style-name="P2" draw:layer="layout" svg:width="9.401cm" svg:height="4.462cm" svg:x="2.524cm" svg:y="5.981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9.4cm" svg:height="4.462cm" svg:x="2.524cm" svg:y="14.08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762cm" svg:height="0.762cm" svg:x="9.398cm" svg:y="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39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3.291cm" svg:height="0.962cm" svg:x="12.684cm" svg:y="4.826cm">
          <draw:text-box>
            <text:p>Holes to mount the block to the plywood base</text:p>
          </draw:text-box>
        </draw:frame>
        <draw:line draw:style-name="gr7" draw:text-style-name="P2" draw:layer="layout" svg:x1="12.684cm" svg:y1="5.334cm" svg:x2="10.16cm" svg:y2="7.456cm">
          <text:p/>
        </draw:line>
        <draw:line draw:style-name="gr6" draw:text-style-name="P2" draw:layer="layout" svg:x1="2.322cm" svg:y1="5.979cm" svg:x2="0.544cm" svg:y2="5.979cm">
          <text:p/>
        </draw:line>
        <draw:line draw:style-name="gr6" draw:text-style-name="P2" draw:layer="layout" svg:x1="2.322cm" svg:y1="18.479cm" svg:x2="0.544cm" svg:y2="18.479cm">
          <text:p/>
        </draw:line>
        <draw:line draw:style-name="gr7" draw:text-style-name="P2" draw:layer="layout" svg:x1="1.306cm" svg:y1="10.922cm" svg:x2="1.306cm" svg:y2="5.979cm">
          <text:p/>
        </draw:line>
        <draw:frame draw:style-name="gr1" draw:text-style-name="P1" draw:layer="layout" svg:width="2.623cm" svg:height="1.361cm" svg:x="0.044cm" svg:y="11.473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7" draw:text-style-name="P2" draw:layer="layout" svg:x1="1.306cm" svg:y1="13.462cm" svg:x2="1.306cm" svg:y2="18.37cm">
          <text:p/>
        </draw:line>
        <draw:line draw:style-name="gr6" draw:text-style-name="P2" draw:layer="layout" svg:x1="2.54cm" svg:y1="5.842cm" svg:x2="2.54cm" svg:y2="4.572cm">
          <text:p/>
        </draw:line>
        <draw:line draw:style-name="gr7" draw:text-style-name="P2" draw:layer="layout" svg:x1="8.465cm" svg:y1="5.12cm" svg:x2="11.926cm" svg:y2="5.12cm">
          <text:p/>
        </draw:line>
        <draw:frame draw:style-name="gr1" draw:text-style-name="P1" draw:layer="layout" svg:width="2.623cm" svg:height="1.361cm" svg:x="5.842cm" svg:y="4.318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7" draw:text-style-name="P2" draw:layer="layout" svg:x1="5.588cm" svg:y1="5.12cm" svg:x2="2.547cm" svg:y2="5.12cm">
          <text:p/>
        </draw:line>
        <draw:line draw:style-name="gr6" draw:text-style-name="P2" draw:layer="layout" svg:x1="11.94cm" svg:y1="5.842cm" svg:x2="11.94cm" svg:y2="4.572cm">
          <text:p/>
        </draw:line>
        <draw:custom-shape draw:style-name="gr2" draw:text-style-name="P2" draw:layer="layout" svg:width="7.366cm" svg:height="12.561cm" svg:x="18.22cm" svg:y="5.98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192cm" svg:y1="18.542cm" svg:x2="18.034cm" svg:y2="18.542cm">
          <text:p/>
        </draw:line>
        <draw:line draw:style-name="gr8" draw:text-style-name="P2" draw:layer="layout" svg:x1="12.192cm" svg:y1="6.042cm" svg:x2="18.034cm" svg:y2="6.042cm">
          <text:p/>
        </draw:line>
        <draw:line draw:style-name="gr6" draw:text-style-name="P2" draw:layer="layout" svg:x1="18.22cm" svg:y1="10.37cm" svg:x2="25.586cm" svg:y2="10.37cm">
          <text:p/>
        </draw:line>
        <draw:frame draw:style-name="gr1" draw:layer="layout" svg:width="3.427cm" svg:height="0.962cm" svg:x="19.304cm" svg:y="19.304cm">
          <draw:text-box>
            <text:p>Front view</text:p>
          </draw:text-box>
        </draw:frame>
        <draw:frame draw:style-name="gr15" draw:layer="layout" svg:width="2.966cm" svg:height="1.016cm" svg:x="4.318cm" svg:y="19.304cm">
          <draw:text-box>
            <text:p>Top view</text:p>
          </draw:text-box>
        </draw:frame>
        <draw:line draw:style-name="gr6" draw:text-style-name="P2" draw:layer="layout" svg:x1="18.22cm" svg:y1="14.07cm" svg:x2="25.586cm" svg:y2="14.07cm">
          <text:p/>
        </draw:line>
        <draw:line draw:style-name="gr7" draw:text-style-name="P2" draw:layer="layout" svg:x1="23.831cm" svg:y1="16.256cm" svg:x2="25.574cm" svg:y2="16.256cm">
          <text:p/>
        </draw:line>
        <draw:frame draw:style-name="gr1" draw:text-style-name="P1" draw:layer="layout" svg:width="2.344cm" svg:height="1.361cm" svg:x="20.241cm" svg:y="15.149cm">
          <draw:text-box>
            <text:p><text:span text:style-name="T1">1.5”</text:span></text:p>
            <text:p><text:span text:style-name="T1">(38 mm)</text:span></text:p>
          </draw:text-box>
        </draw:frame>
        <draw:line draw:style-name="gr7" draw:text-style-name="P2" draw:layer="layout" svg:x1="19.304cm" svg:y1="16.256cm" svg:x2="18.289cm" svg:y2="16.256cm">
          <text:p/>
        </draw:line>
        <draw:frame draw:style-name="gr1" draw:text-style-name="P1" draw:layer="layout" svg:width="7.03cm" svg:height="2.471cm" svg:x="18.342cm" svg:y="10.668cm">
          <draw:text-box>
            <text:p><text:span text:style-name="T1">Note: the block must be <text:s/>thick</text:span></text:p>
            <text:p><text:span text:style-name="T1">Enough that the connectors</text:span></text:p>
            <text:p><text:span text:style-name="T1">will not interfere with the top</text:span></text:p>
            <text:p><text:span text:style-name="T1">piece of plywood.</text:span></text:p>
          </draw:text-box>
        </draw:frame>
        <draw:frame draw:style-name="gr1" draw:text-style-name="P4" draw:layer="layout" svg:width="17.118cm" svg:height="2.622cm" svg:x="1.017cm" svg:y="1.017cm">
          <draw:text-box>
            <text:p><text:span text:style-name="T3">The Load Sensor support block,</text:span></text:p>
            <text:p><text:span text:style-name="T4">which sits underneath the load sensor</text:span></text:p>
          </draw:text-box>
        </draw:frame>
        <draw:frame draw:style-name="gr1" draw:text-style-name="P1" draw:layer="layout" svg:width="7.36cm" svg:height="2.471cm" svg:x="18.342cm" svg:y="6.604cm">
          <draw:text-box>
            <text:p><text:span text:style-name="T1">Note: the block is made of</text:span></text:p>
            <text:p><text:span text:style-name="T1">two thicknesses of the plywood</text:span></text:p>
            <text:p><text:span text:style-name="T1">used to make the top and</text:span></text:p>
            <text:p><text:span text:style-name="T1">bottom of the scale.</text:span></text:p>
          </draw:text-box>
        </draw:frame>
        <draw:line draw:style-name="gr16" draw:text-style-name="P2" draw:layer="layout" svg:x1="21.852cm" svg:y1="18.542cm" svg:x2="21.852cm" svg:y2="5.981cm">
          <text:p/>
        </draw:line>
        <draw:custom-shape draw:style-name="gr17" draw:text-style-name="P2" draw:layer="layout" svg:width="3.302cm" svg:height="3.302cm" svg:x="8.082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302cm" svg:height="3.302cm" svg:x="8.083cm" svg:y="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142cm" svg:height="1.361cm" svg:x="12.446cm" svg:y="15.24cm">
          <draw:text-box>
            <text:p><text:span text:style-name="T1">Washer to hold down</text:span></text:p>
            <text:p><text:span text:style-name="T1">the load sensor</text:span></text:p>
          </draw:text-box>
        </draw:frame>
        <draw:line draw:style-name="gr18" draw:text-style-name="P2" draw:layer="layout" svg:x1="12.446cm" svg:y1="15.748cm" svg:x2="11.384cm" svg:y2="16.256cm">
          <text:p/>
        </draw:lin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0:25:17.398280045</meta:creation-date>
    <dc:date>2016-04-15T20:13:10.919631592</dc:date>
    <meta:editing-duration>PT5H45M22S</meta:editing-duration>
    <meta:editing-cycles>16</meta:editing-cycles>
    <meta:generator>LibreOffice/4.2.8.2$Linux_X86_64 LibreOffice_project/420m0$Build-2</meta:generator>
    <meta:document-statistic meta:object-count="119"/>
  </office:meta>
</office:document-meta>
</file>